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RSONAL WORSHIP OF GOD (138:1-3, 7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ERSONAL WORSHIP OF GOD (138:1-3, 7-8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love and faithfulness (138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very person and promises (138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is answering of prayer (138:3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His manifold provisions (138:3, 7-8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His manifold provisions (138:3, 7-8)<text:s text:c="1"/></text:span><text:span text:style-name="a463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Encouragement and strength (138:3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Preservation (138:7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Guidance (138:8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PERSONAL WORSHIP OF GOD (138:1-3, 7-8):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His love and faithfulness (138:1-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His very person and promises (138:2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His answering of prayer (138:3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His manifold provisions (138:3, 7-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PSALM 138<text:s text:c="1"/></text:span><text:span text:style-name="a502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THE PERSONAL WORSHIP OF GOD (138:1-3, 7-8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HE UNIVERSAL WORSHIP OF GOD (138:4-6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8 </dc:title>
    <meta:initial-creator>David STRICKLAND</meta:initial-creator>
    <dc:creator>David STRICKLAND</dc:creator>
    <meta:creation-date>2020-02-22T19:35:01Z</meta:creation-date>
    <dc:date>2020-02-22T19:35:01Z</dc:date>
    <meta:template xlink:href="BibleStudy" xlink:type="simple"/>
    <meta:editing-cycles>1</meta:editing-cycles>
    <meta:editing-duration>PT0S</meta:editing-duration>
    <meta:document-statistic meta:paragraph-count="19" meta:word-count="146"/>
  </office:meta>
</office:document-meta>
</file>